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6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6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-0.000601407293013774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12" calcext:value-type="date" table:number-columns-spanned="4" table:number-rows-spanned="1">
            <text:p>Wednesday, January 12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-0.000601407293013774" calcext:value-type="percentage">
            <text:p>0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183680555555556" calcext:value-type="percentage">
            <text:p>18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6" calcext:value-type="float">
            <text:p>6</text:p>
          </table:table-cell>
          <table:table-cell table:style-name="ce120" table:content-validation-name="val1" table:formula="of:=SUM([.J12:.J21])" office:value-type="float" office:value="30" calcext:value-type="float">
            <text:p>3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21875" calcext:value-type="percentage">
            <text:p>22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3" calcext:value-type="float">
            <text:p>3</text:p>
          </table:table-cell>
          <table:table-cell table:style-name="ce121" table:content-validation-name="val1" table:formula="of:=IF(ISNUMBER([.E13]);[.E13]-[.I13];&quot;&quot;)" office:value-type="float" office:value="11" calcext:value-type="float">
            <text:p>1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196428571428571" calcext:value-type="percentage">
            <text:p>2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0" calcext:value-type="float">
            <text:p>0</text:p>
          </table:table-cell>
          <table:table-cell table:style-name="ce120" table:content-validation-name="val1" table:formula="of:=SUM([.J23:.J29])" office:value-type="float" office:value="84" calcext:value-type="float">
            <text:p>8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0860606060606061" calcext:value-type="percentage">
            <text:p>9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1" calcext:value-type="float">
            <text:p>1</text:p>
          </table:table-cell>
          <table:table-cell table:style-name="ce121" table:content-validation-name="val1" table:formula="of:=IF(ISNUMBER([.E54]);[.E54]-[.I54];&quot;&quot;)" office:value-type="float" office:value="17" calcext:value-type="float">
            <text:p>1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21" table:content-validation-name="val1" table:formula="of:=IF(ISNUMBER([.E55]);[.E55]-[.I5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08181818181818" calcext:value-type="percentage">
            <text:p>11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4:09:21.9242719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5H56M20S</meta:editing-duration>
    <meta:editing-cycles>255</meta:editing-cycles>
    <meta:generator>LibreOffice/7.2.2.2$Linux_X86_64 LibreOffice_project/20$Build-2</meta:generator>
    <dc:date>2022-01-12T14:18:50.509136107</dc:date>
    <meta:document-statistic meta:table-count="1" meta:cell-count="1048" meta:object-count="0"/>
    <meta:user-defined meta:name="Info 1"/>
    <meta:user-defined meta:name="Info 2"/>
    <meta:user-defined meta:name="Info 3"/>
    <meta:user-defined meta:name="Info 4"/>
  </office:meta>
</office:document-meta>
</file>